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6" calcext:value-type="float">
            <text:p>3000.6</text:p>
          </table:table-cell>
          <table:table-cell office:value-type="float" office:value="1500.7" calcext:value-type="float">
            <text:p>1500.7</text:p>
          </table:table-cell>
          <table:table-cell office:value-type="float" office:value="1000.4" calcext:value-type="float">
            <text:p>1000.4</text:p>
          </table:table-cell>
          <table:table-cell office:value-type="float" office:value="750.225" calcext:value-type="float">
            <text:p>750.225</text:p>
          </table:table-cell>
          <table:table-cell office:value-type="float" office:value="600.3" calcext:value-type="float">
            <text:p>600.3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166667" calcext:value-type="float">
            <text:p>1000.166667</text:p>
          </table:table-cell>
          <table:table-cell office:value-type="float" office:value="750.475" calcext:value-type="float">
            <text:p>750.475</text:p>
          </table:table-cell>
          <table:table-cell office:value-type="float" office:value="600.48" calcext:value-type="float">
            <text:p>600.4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35" calcext:value-type="float">
            <text:p>1500.35</text:p>
          </table:table-cell>
          <table:table-cell office:value-type="float" office:value="1000.5" calcext:value-type="float">
            <text:p>1000.5</text:p>
          </table:table-cell>
          <table:table-cell office:value-type="float" office:value="750.35" calcext:value-type="float">
            <text:p>750.35</text:p>
          </table:table-cell>
          <table:table-cell office:value-type="float" office:value="600.58" calcext:value-type="float">
            <text:p>600.58</text:p>
          </table:table-cell>
        </table:table-row>
        <table:table-row table:style-name="ro1">
          <table:table-cell/>
          <table:table-cell office:value-type="float" office:value="3000.6" calcext:value-type="float">
            <text:p>3000.6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333333" calcext:value-type="float">
            <text:p>1000.333333</text:p>
          </table:table-cell>
          <table:table-cell office:value-type="float" office:value="750.5" calcext:value-type="float">
            <text:p>750.5</text:p>
          </table:table-cell>
          <table:table-cell office:value-type="float" office:value="600.28" calcext:value-type="float">
            <text:p>600.28</text:p>
          </table:table-cell>
        </table:table-row>
        <table:table-row table:style-name="ro1">
          <table:table-cell/>
          <table:table-cell office:value-type="float" office:value="3000.4" calcext:value-type="float">
            <text:p>3000.4</text:p>
          </table:table-cell>
          <table:table-cell office:value-type="float" office:value="1500.9" calcext:value-type="float">
            <text:p>1500.9</text:p>
          </table:table-cell>
          <table:table-cell office:value-type="float" office:value="1000.233333" calcext:value-type="float">
            <text:p>1000.233333</text:p>
          </table:table-cell>
          <table:table-cell office:value-type="float" office:value="750.5" calcext:value-type="float">
            <text:p>750.5</text:p>
          </table:table-cell>
          <table:table-cell office:value-type="float" office:value="600.7" calcext:value-type="float">
            <text:p>600.7</text:p>
          </table:table-cell>
        </table:table-row>
        <table:table-row table:style-name="ro1">
          <table:table-cell/>
          <table:table-cell office:value-type="float" office:value="3000.6" calcext:value-type="float">
            <text:p>3000.6</text:p>
          </table:table-cell>
          <table:table-cell office:value-type="float" office:value="1500.5" calcext:value-type="float">
            <text:p>1500.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475" calcext:value-type="float">
            <text:p>750.4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633333" calcext:value-type="float">
            <text:p>1000.633333</text:p>
          </table:table-cell>
          <table:table-cell office:value-type="float" office:value="750.4" calcext:value-type="float">
            <text:p>750.4</text:p>
          </table:table-cell>
          <table:table-cell office:value-type="float" office:value="600.28" calcext:value-type="float">
            <text:p>600.28</text:p>
          </table:table-cell>
        </table:table-row>
        <table:table-row table:style-name="ro1">
          <table:table-cell/>
          <table:table-cell office:value-type="float" office:value="3000.8" calcext:value-type="float">
            <text:p>3000.8</text:p>
          </table:table-cell>
          <table:table-cell office:value-type="float" office:value="1500.6" calcext:value-type="float">
            <text:p>1500.6</text:p>
          </table:table-cell>
          <table:table-cell office:value-type="float" office:value="1000.4" calcext:value-type="float">
            <text:p>1000.4</text:p>
          </table:table-cell>
          <table:table-cell office:value-type="float" office:value="750.9" calcext:value-type="float">
            <text:p>750.9</text:p>
          </table:table-cell>
          <table:table-cell office:value-type="float" office:value="600.38" calcext:value-type="float">
            <text:p>600.3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85" calcext:value-type="float">
            <text:p>1500.8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45" calcext:value-type="float">
            <text:p>750.45</text:p>
          </table:table-cell>
          <table:table-cell office:value-type="float" office:value="600.34" calcext:value-type="float">
            <text:p>600.34</text:p>
          </table:table-cell>
        </table:table-row>
        <table:table-row table:style-name="ro1">
          <table:table-cell/>
          <table:table-cell office:value-type="float" office:value="3000.6" calcext:value-type="float">
            <text:p>3000.6</text:p>
          </table:table-cell>
          <table:table-cell office:value-type="float" office:value="1500.65" calcext:value-type="float">
            <text:p>1500.65</text:p>
          </table:table-cell>
          <table:table-cell office:value-type="float" office:value="1000.7" calcext:value-type="float">
            <text:p>1000.7</text:p>
          </table:table-cell>
          <table:table-cell office:value-type="float" office:value="750.1" calcext:value-type="float">
            <text:p>750.1</text:p>
          </table:table-cell>
          <table:table-cell office:value-type="float" office:value="600.36" calcext:value-type="float">
            <text:p>600.36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35" calcext:value-type="float">
            <text:p>1500.35</text:p>
          </table:table-cell>
          <table:table-cell office:value-type="float" office:value="1000.466667" calcext:value-type="float">
            <text:p>1000.466667</text:p>
          </table:table-cell>
          <table:table-cell office:value-type="float" office:value="750.275" calcext:value-type="float">
            <text:p>750.275</text:p>
          </table:table-cell>
          <table:table-cell office:value-type="float" office:value="600.24" calcext:value-type="float">
            <text:p>600.24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4" calcext:value-type="float">
            <text:p>1500.4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425" calcext:value-type="float">
            <text:p>750.425</text:p>
          </table:table-cell>
          <table:table-cell office:value-type="float" office:value="600.24" calcext:value-type="float">
            <text:p>600.24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2" calcext:value-type="float">
            <text:p>1500.2</text:p>
          </table:table-cell>
          <table:table-cell office:value-type="float" office:value="1000.5" calcext:value-type="float">
            <text:p>1000.5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7" calcext:value-type="float">
            <text:p>600.7</text:p>
          </table:table-cell>
        </table:table-row>
        <table:table-row table:style-name="ro1">
          <table:table-cell/>
          <table:table-cell office:value-type="float" office:value="3000.3" calcext:value-type="float">
            <text:p>3000.3</text:p>
          </table:table-cell>
          <table:table-cell office:value-type="float" office:value="1500.35" calcext:value-type="float">
            <text:p>1500.35</text:p>
          </table:table-cell>
          <table:table-cell office:value-type="float" office:value="1000.4" calcext:value-type="float">
            <text:p>1000.4</text:p>
          </table:table-cell>
          <table:table-cell office:value-type="float" office:value="750.55" calcext:value-type="float">
            <text:p>750.55</text:p>
          </table:table-cell>
          <table:table-cell office:value-type="float" office:value="600.34" calcext:value-type="float">
            <text:p>600.34</text:p>
          </table:table-cell>
        </table:table-row>
        <table:table-row table:style-name="ro1">
          <table:table-cell/>
          <table:table-cell office:value-type="float" office:value="3000.8" calcext:value-type="float">
            <text:p>3000.8</text:p>
          </table:table-cell>
          <table:table-cell office:value-type="float" office:value="1500.2" calcext:value-type="float">
            <text:p>1500.2</text:p>
          </table:table-cell>
          <table:table-cell office:value-type="float" office:value="1000.433333" calcext:value-type="float">
            <text:p>1000.433333</text:p>
          </table:table-cell>
          <table:table-cell office:value-type="float" office:value="750.55" calcext:value-type="float">
            <text:p>750.55</text:p>
          </table:table-cell>
          <table:table-cell office:value-type="float" office:value="600.36" calcext:value-type="float">
            <text:p>600.36</text:p>
          </table:table-cell>
        </table:table-row>
        <table:table-row table:style-name="ro1">
          <table:table-cell/>
          <table:table-cell office:value-type="float" office:value="3000.3" calcext:value-type="float">
            <text:p>3000.3</text:p>
          </table:table-cell>
          <table:table-cell office:value-type="float" office:value="1500.9" calcext:value-type="float">
            <text:p>1500.9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275" calcext:value-type="float">
            <text:p>750.275</text:p>
          </table:table-cell>
          <table:table-cell office:value-type="float" office:value="600.14" calcext:value-type="float">
            <text:p>600.14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35" calcext:value-type="float">
            <text:p>1500.35</text:p>
          </table:table-cell>
          <table:table-cell office:value-type="float" office:value="1000.533333" calcext:value-type="float">
            <text:p>1000.533333</text:p>
          </table:table-cell>
          <table:table-cell office:value-type="float" office:value="750.425" calcext:value-type="float">
            <text:p>750.425</text:p>
          </table:table-cell>
          <table:table-cell office:value-type="float" office:value="600.16" calcext:value-type="float">
            <text:p>600.16</text:p>
          </table:table-cell>
        </table:table-row>
        <table:table-row table:style-name="ro1">
          <table:table-cell/>
          <table:table-cell office:value-type="float" office:value="3000.7" calcext:value-type="float">
            <text:p>3000.7</text:p>
          </table:table-cell>
          <table:table-cell office:value-type="float" office:value="1500.75" calcext:value-type="float">
            <text:p>1500.75</text:p>
          </table:table-cell>
          <table:table-cell office:value-type="float" office:value="1000.566667" calcext:value-type="float">
            <text:p>1000.566667</text:p>
          </table:table-cell>
          <table:table-cell office:value-type="float" office:value="750.375" calcext:value-type="float">
            <text:p>750.375</text:p>
          </table:table-cell>
          <table:table-cell office:value-type="float" office:value="600.08" calcext:value-type="float">
            <text:p>600.0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65" calcext:value-type="float">
            <text:p>1500.65</text:p>
          </table:table-cell>
          <table:table-cell office:value-type="float" office:value="1000.933333" calcext:value-type="float">
            <text:p>1000.933333</text:p>
          </table:table-cell>
          <table:table-cell office:value-type="float" office:value="750.175" calcext:value-type="float">
            <text:p>750.175</text:p>
          </table:table-cell>
          <table:table-cell office:value-type="float" office:value="600.18" calcext:value-type="float">
            <text:p>600.18</text:p>
          </table:table-cell>
        </table:table-row>
        <table:table-row table:style-name="ro1">
          <table:table-cell/>
          <table:table-cell office:value-type="float" office:value="3000.8" calcext:value-type="float">
            <text:p>3000.8</text:p>
          </table:table-cell>
          <table:table-cell office:value-type="float" office:value="1500.35" calcext:value-type="float">
            <text:p>1500.35</text:p>
          </table:table-cell>
          <table:table-cell office:value-type="float" office:value="1000.633333" calcext:value-type="float">
            <text:p>1000.633333</text:p>
          </table:table-cell>
          <table:table-cell office:value-type="float" office:value="750.375" calcext:value-type="float">
            <text:p>750.375</text:p>
          </table:table-cell>
          <table:table-cell office:value-type="float" office:value="600.24" calcext:value-type="float">
            <text:p>600.24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" calcext:value-type="float">
            <text:p>1500.9</text:p>
          </table:table-cell>
          <table:table-cell office:value-type="float" office:value="1000.166667" calcext:value-type="float">
            <text:p>1000.166667</text:p>
          </table:table-cell>
          <table:table-cell office:value-type="float" office:value="750.3" calcext:value-type="float">
            <text:p>750.3</text:p>
          </table:table-cell>
          <table:table-cell office:value-type="float" office:value="600.24" calcext:value-type="float">
            <text:p>600.24</text:p>
          </table:table-cell>
        </table:table-row>
        <table:table-row table:style-name="ro1">
          <table:table-cell/>
          <table:table-cell office:value-type="float" office:value="3000.2" calcext:value-type="float">
            <text:p>3000.2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3" calcext:value-type="float">
            <text:p>1000.3</text:p>
          </table:table-cell>
          <table:table-cell office:value-type="float" office:value="750.3" calcext:value-type="float">
            <text:p>750.3</text:p>
          </table:table-cell>
          <table:table-cell office:value-type="float" office:value="600.24" calcext:value-type="float">
            <text:p>600.24</text:p>
          </table:table-cell>
        </table:table-row>
        <table:table-row table:style-name="ro1">
          <table:table-cell/>
          <table:table-cell office:value-type="float" office:value="3000.7" calcext:value-type="float">
            <text:p>3000.7</text:p>
          </table:table-cell>
          <table:table-cell office:value-type="float" office:value="1500.3" calcext:value-type="float">
            <text:p>1500.3</text:p>
          </table:table-cell>
          <table:table-cell office:value-type="float" office:value="1000.833333" calcext:value-type="float">
            <text:p>1000.833333</text:p>
          </table:table-cell>
          <table:table-cell office:value-type="float" office:value="750.7" calcext:value-type="float">
            <text:p>750.7</text:p>
          </table:table-cell>
          <table:table-cell office:value-type="float" office:value="600.1" calcext:value-type="float">
            <text:p>600.1</text:p>
          </table:table-cell>
        </table:table-row>
        <table:table-row table:style-name="ro1">
          <table:table-cell/>
          <table:table-cell office:value-type="float" office:value="3000.6" calcext:value-type="float">
            <text:p>3000.6</text:p>
          </table:table-cell>
          <table:table-cell office:value-type="float" office:value="1500.7" calcext:value-type="float">
            <text:p>1500.7</text:p>
          </table:table-cell>
          <table:table-cell office:value-type="float" office:value="1000.466667" calcext:value-type="float">
            <text:p>1000.466667</text:p>
          </table:table-cell>
          <table:table-cell office:value-type="float" office:value="750.725" calcext:value-type="float">
            <text:p>750.725</text:p>
          </table:table-cell>
          <table:table-cell office:value-type="float" office:value="600.24" calcext:value-type="float">
            <text:p>600.24</text:p>
          </table:table-cell>
        </table:table-row>
        <table:table-row table:style-name="ro1">
          <table:table-cell/>
          <table:table-cell office:value-type="float" office:value="3000.6" calcext:value-type="float">
            <text:p>3000.6</text:p>
          </table:table-cell>
          <table:table-cell office:value-type="float" office:value="1500.35" calcext:value-type="float">
            <text:p>1500.3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525" calcext:value-type="float">
            <text:p>750.525</text:p>
          </table:table-cell>
          <table:table-cell office:value-type="float" office:value="600.24" calcext:value-type="float">
            <text:p>600.24</text:p>
          </table:table-cell>
        </table:table-row>
        <table:table-row table:style-name="ro1">
          <table:table-cell/>
          <table:table-cell office:value-type="float" office:value="3000.6" calcext:value-type="float">
            <text:p>3000.6</text:p>
          </table:table-cell>
          <table:table-cell office:value-type="float" office:value="1500.35" calcext:value-type="float">
            <text:p>1500.35</text:p>
          </table:table-cell>
          <table:table-cell office:value-type="float" office:value="1000.466667" calcext:value-type="float">
            <text:p>1000.466667</text:p>
          </table:table-cell>
          <table:table-cell office:value-type="float" office:value="750.425" calcext:value-type="float">
            <text:p>750.425</text:p>
          </table:table-cell>
          <table:table-cell office:value-type="float" office:value="600.3" calcext:value-type="float">
            <text:p>600.3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2" calcext:value-type="float">
            <text:p>1500.2</text:p>
          </table:table-cell>
          <table:table-cell office:value-type="float" office:value="1000.6" calcext:value-type="float">
            <text:p>1000.6</text:p>
          </table:table-cell>
          <table:table-cell office:value-type="float" office:value="750.55" calcext:value-type="float">
            <text:p>750.55</text:p>
          </table:table-cell>
          <table:table-cell office:value-type="float" office:value="600.1" calcext:value-type="float">
            <text:p>600.1</text:p>
          </table:table-cell>
        </table:table-row>
        <table:table-row table:style-name="ro1">
          <table:table-cell/>
          <table:table-cell office:value-type="float" office:value="3000.8" calcext:value-type="float">
            <text:p>3000.8</text:p>
          </table:table-cell>
          <table:table-cell office:value-type="float" office:value="1500.65" calcext:value-type="float">
            <text:p>1500.65</text:p>
          </table:table-cell>
          <table:table-cell office:value-type="float" office:value="1000.1" calcext:value-type="float">
            <text:p>1000.1</text:p>
          </table:table-cell>
          <table:table-cell office:value-type="float" office:value="750.35" calcext:value-type="float">
            <text:p>750.35</text:p>
          </table:table-cell>
          <table:table-cell office:value-type="float" office:value="600.28" calcext:value-type="float">
            <text:p>600.28</text:p>
          </table:table-cell>
        </table:table-row>
        <table:table-row table:style-name="ro1">
          <table:table-cell/>
          <table:table-cell office:value-type="float" office:value="3000.8" calcext:value-type="float">
            <text:p>3000.8</text:p>
          </table:table-cell>
          <table:table-cell office:value-type="float" office:value="1500.55" calcext:value-type="float">
            <text:p>1500.55</text:p>
          </table:table-cell>
          <table:table-cell office:value-type="float" office:value="1000.2" calcext:value-type="float">
            <text:p>1000.2</text:p>
          </table:table-cell>
          <table:table-cell office:value-type="float" office:value="750.4" calcext:value-type="float">
            <text:p>750.4</text:p>
          </table:table-cell>
          <table:table-cell office:value-type="float" office:value="600.2" calcext:value-type="float">
            <text:p>600.2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4" calcext:value-type="float">
            <text:p>1500.4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4" calcext:value-type="float">
            <text:p>750.4</text:p>
          </table:table-cell>
          <table:table-cell office:value-type="float" office:value="600.28" calcext:value-type="float">
            <text:p>600.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7:44:08.200269011</meta:creation-date>
    <dc:date>2018-05-04T17:45:45.758699744</dc:date>
    <meta:editing-duration>PT1M38S</meta:editing-duration>
    <meta:editing-cycles>1</meta:editing-cycles>
    <meta:document-statistic meta:table-count="1" meta:cell-count="305" meta:object-count="0"/>
    <meta:generator>LibreOffice/6.0.3.2$Linux_X86_64 LibreOffice_project/00m0$Build-2</meta:generator>
  </office:meta>
</office:document-meta>
</file>